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1.147cm" fo:min-width="7.42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="solid" draw:fill-color="#ffdbb6" draw:textarea-horizontal-align="justify" draw:textarea-vertical-align="middle" draw:auto-grow-height="false" fo:min-height="0.893cm" fo:min-width="3.1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6cm" fo:min-width="0cm"/>
      <style:paragraph-properties style:writing-mode="lr-tb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8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dbb6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4.836cm" svg:height="4.179cm" svg:x="22.2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2" draw:text-style-name="P3" xml:id="id3" draw:id="id3" draw:layer="layout" svg:width="3.222cm" svg:height="2.954cm" svg:x="12.907cm" svg:y="6.952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11.652cm" svg:y="10.4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16.429cm" svg:y="10.7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20.838cm" svg:y1="18.161cm" svg:x2="20.828cm" svg:y2="3.302cm">
          <text:p/>
        </draw:line>
        <draw:frame draw:style-name="gr5" draw:text-style-name="P6" draw:layer="layout" svg:width="4.515cm" svg:height="1.673cm" svg:x="20.965cm" svg:y="4.029cm">
          <draw:text-box>
            <text:p>External world</text:p>
          </draw:text-box>
        </draw:frame>
        <draw:custom-shape draw:style-name="gr6" draw:text-style-name="P7" draw:layer="layout" svg:width="7.925cm" svg:height="1.397cm" svg:x="10.357cm" svg:y="15.483cm">
          <text:p text:style-name="P4">Brai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8.557cm" svg:y1="15.676cm" svg:x2="22.001cm" svg:y2="15.694cm" svg:d="M18557 15676l3444 18" svg:viewBox="0 0 3445 19">
          <text:p/>
        </draw:connector>
        <draw:line draw:style-name="gr7" draw:text-style-name="P5" draw:layer="layout" svg:x1="21.971cm" svg:y1="16.129cm" svg:x2="18.669cm" svg:y2="16.129cm">
          <text:p/>
        </draw:line>
        <draw:custom-shape draw:style-name="gr8" draw:text-style-name="P8" xml:id="id2" draw:id="id2" draw:layer="layout" svg:width="3.683cm" svg:height="1.143cm" svg:x="10.414cm" svg:y="13.589cm">
          <text:p text:style-name="P4">Sensors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3.683cm" svg:height="1.143cm" svg:x="14.514cm" svg:y="13.589cm">
          <text:p text:style-name="P4">Stimulation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2.246cm" svg:y1="15.494cm" svg:x2="12.246cm" svg:y2="14.732cm">
          <text:p/>
        </draw:line>
        <draw:connector draw:style-name="gr7" draw:text-style-name="P5" draw:layer="layout" draw:type="line" svg:x1="16.355cm" svg:y1="14.732cm" svg:x2="16.369cm" svg:y2="15.322cm" draw:start-shape="id1" draw:start-glue-point="2" svg:d="M16355 14732l14 590" svg:viewBox="0 0 15 591">
          <text:p/>
        </draw:connector>
        <draw:connector draw:style-name="gr7" draw:text-style-name="P5" draw:layer="layout" draw:type="line" svg:x1="12.255cm" svg:y1="13.589cm" svg:x2="13.378cm" svg:y2="9.474cm" draw:start-shape="id2" draw:start-glue-point="0" draw:end-shape="id3" draw:end-glue-point="7" svg:d="M12255 13589l1123-4115" svg:viewBox="0 0 1124 4116">
          <text:p/>
        </draw:connector>
        <draw:connector draw:style-name="gr7" draw:text-style-name="P5" draw:layer="layout" draw:type="line" svg:x1="15.658cm" svg:y1="9.474cm" svg:x2="16.355cm" svg:y2="13.589cm" draw:start-shape="id3" draw:start-glue-point="9" draw:end-shape="id1" draw:end-glue-point="0" svg:d="M15658 9474l697 4115" svg:viewBox="0 0 698 4116">
          <text:p/>
        </draw:connector>
        <draw:frame draw:style-name="gr9" draw:text-style-name="P9" draw:layer="layout" svg:width="5.184cm" svg:height="1.673cm" svg:x="7.239cm" svg:y="9.144cm">
          <draw:text-box>
            <text:p>Observed neural</text:p>
            <text:p>activity</text:p>
          </draw:text-box>
        </draw:frame>
        <draw:frame draw:style-name="gr10" draw:text-style-name="P9" draw:layer="layout" svg:width="3.707cm" svg:height="1.756cm" svg:x="16.302cm" svg:y="9.144cm">
          <draw:text-box>
            <text:p>Stimulation</text:p>
            <text:p>parameters</text:p>
          </draw:text-box>
        </draw:frame>
        <draw:custom-shape draw:style-name="gr11" draw:text-style-name="P10" xml:id="id5" draw:id="id5" draw:layer="layout" svg:width="3.302cm" svg:height="3.175cm" svg:x="23.06cm" svg:y="9.152cm">
          <text:p text:style-name="P4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24.687cm" svg:y1="13.978cm" svg:x2="24.711cm" svg:y2="12.327cm" draw:start-shape="id4" draw:start-glue-point="0" draw:end-shape="id5" draw:end-glue-point="8" svg:d="M24687 13978l24-1651" svg:viewBox="0 0 25 1652">
          <text:p/>
        </draw:connector>
        <draw:frame draw:style-name="gr3" draw:text-style-name="P4" draw:layer="layout" svg:width="1.727cm" svg:height="0.878cm" svg:x="25.028cm" svg:y="12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1.671cm" svg:height="0.878cm" svg:x="25.029cm" svg:y="7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7" draw:text-style-name="P5" draw:layer="layout" draw:type="line" svg:x1="24.743cm" svg:y1="7.298cm" svg:x2="24.711cm" svg:y2="9.152cm" draw:end-shape="id5" draw:end-glue-point="4" svg:d="M24743 7298l-32 1854" svg:viewBox="0 0 33 18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7T22:35:13.989799646</dc:date>
    <meta:editing-duration>PT4H23M17S</meta:editing-duration>
    <meta:editing-cycles>27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sub>
      <mi>y</mi>
      <mi mathvariant="italic">actual</mi>
    </msub>
    <annotation encoding="StarMath 5.0">y_{actual} 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sub>
      <mi>y</mi>
      <mi mathvariant="italic">target</mi>
    </msub>
    <annotation encoding="StarMath 5.0">y_{target} </annotation>
  </semantics>
</math>
</file>